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3.0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46" style:family="table-cell" style:parent-style-name="Default">
      <style:table-cell-properties fo:background-color="#999999"/>
    </style:style>
    <style:style style:name="ce47" style:family="table-cell" style:parent-style-name="Default">
      <style:table-cell-properties fo:background-color="#b4c7dc" fo:wrap-option="wrap" style:vertical-align="top"/>
    </style:style>
    <style:style style:name="ce48" style:family="table-cell" style:parent-style-name="Default">
      <style:table-cell-properties fo:background-color="#b4c7dc"/>
    </style:style>
    <style:style style:name="ce49" style:family="table-cell" style:parent-style-name="Default">
      <style:table-cell-properties fo:background-color="#ffff99" fo:wrap-option="wrap" style:vertical-align="top"/>
    </style:style>
    <style:style style:name="ce50" style:family="table-cell" style:parent-style-name="Default">
      <style:table-cell-properties fo:background-color="#ffe994" fo:wrap-option="wrap" style:vertical-align="top"/>
    </style:style>
    <style:style style:name="ce51" style:family="table-cell" style:parent-style-name="Default">
      <style:table-cell-properties fo:background-color="#ffffa6" fo:wrap-option="wrap" style:vertical-align="top"/>
    </style:style>
    <style:style style:name="ce52" style:family="table-cell" style:parent-style-name="Default">
      <style:table-cell-properties fo:background-color="#ffe994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fo:wrap-option="wrap" style:vertical-align="top"/>
    </style:style>
    <style:style style:name="ce55" style:family="table-cell" style:parent-style-name="Default">
      <style:table-cell-properties fo:background-color="#afd095"/>
    </style:style>
    <style:style style:name="ce56" style:family="table-cell" style:parent-style-name="Default">
      <style:table-cell-properties fo:background-color="#afd095" fo:wrap-option="wrap" style:vertical-align="top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8" style:family="table-cell" style:parent-style-name="Default">
      <style:table-cell-properties fo:background-color="transparent" fo:wrap-option="wrap" style:vertical-align="top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42"/>
        <table:table-column table:style-name="co3" table:default-cell-style-name="ce46"/>
        <table:table-column table:style-name="co4" table:default-cell-style-name="ce47"/>
        <table:table-column table:style-name="co4" table:number-columns-repeated="3" table:default-cell-style-name="ce49"/>
        <table:table-column table:style-name="co4" table:default-cell-style-name="ce44"/>
        <table:table-column table:style-name="co5" table:default-cell-style-name="Default"/>
        <table:table-row table:style-name="ro1">
          <table:table-cell table:style-name="ce40"/>
          <table:table-cell table:style-name="ce45" office:value-type="string" calcext:value-type="string">
            <text:p>Them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7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47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47" office:value-type="string" calcext:value-type="string">
            <text:p>I Wanna Be Your Vacuum Cleaner</text:p>
          </table:table-cell>
          <table:table-cell table:style-name="ce50" office:value-type="string" calcext:value-type="string">
            <text:p>Don’t Touch Me, I’m a Real Live Wire</text:p>
          </table:table-cell>
          <table:table-cell table:style-name="ce50" office:value-type="string" calcext:value-type="string">
            <text:p>Mart Cart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47" office:value-type="string" calcext:value-type="string">
            <text:p>Bough Down</text:p>
          </table:table-cell>
          <table:table-cell table:style-name="ce50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47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47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58"/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47" office:value-type="string" calcext:value-type="string">
            <text:p>Misty Mountain Hoppin’</text:p>
          </table:table-cell>
          <table:table-cell table:style-name="ce51" office:value-type="string" calcext:value-type="string">
            <text:p>Mt. Rooster</text:p>
          </table:table-cell>
          <table:table-cell table:style-name="ce50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47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47" office:value-type="string" calcext:value-type="string">
            <text:p>Mothership Contention</text:p>
          </table:table-cell>
          <table:table-cell table:style-name="ce51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47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50" office:value-type="string" calcext:value-type="string">
            <text:p>I Can Go with the Flow</text:p>
          </table:table-cell>
          <table:table-cell table:style-name="ce50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58"/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47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51" office:value-type="string" calcext:value-type="string">
            <text:p>An Orange Clockwo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50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47" office:value-type="string" calcext:value-type="string">
            <text:p>Rob Zomb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50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54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40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48" office:value-type="string" calcext:value-type="string">
            <text:p>Rainbow Room 101</text:p>
          </table:table-cell>
          <table:table-cell table:style-name="ce53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53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40"/>
          <table:table-cell table:style-name="ce45" office:value-type="string" calcext:value-type="string">
            <text:p>Them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49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55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49" office:value-type="string" calcext:value-type="string">
            <text:p>Cometropoli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50" office:value-type="string" calcext:value-type="string">
            <text:p>All in All You’re Just ’Nother ₧ in the Wall</text:p>
          </table:table-cell>
          <table:table-cell table:style-name="ce54" office:value-type="string" calcext:value-type="string">
            <text:p>Livin’ la Habitación Loca</text:p>
          </table:table-cell>
          <table:table-cell table:style-name="ce50" office:value-type="string" calcext:value-type="string">
            <text:p>I Wanna Be Your Vacuum Cleaner</text:p>
          </table:table-cell>
          <table:table-cell table:style-name="ce50" office:value-type="string" calcext:value-type="string">
            <text:p>Don’t Touch Me, I’m a Real Live Wire</text:p>
          </table:table-cell>
          <table:table-cell table:style-name="ce50" office:value-type="string" calcext:value-type="string">
            <text:p>Mart Cart Madness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49" office:value-type="string" calcext:value-type="string">
            <text:p>Wasabi Woods</text:p>
          </table:table-cell>
          <table:table-cell table:style-name="ce54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50" office:value-type="string" calcext:value-type="string">
            <text:p>Smoking Trees</text:p>
          </table:table-cell>
          <table:table-cell table:style-name="ce49" office:value-type="string" calcext:value-type="string">
            <text:p>Thru the Sharp Hawthorn Blow the Winds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49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49" office:value-type="string" calcext:value-type="string">
            <text:p>The Minus Touch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49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56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49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51" office:value-type="string" calcext:value-type="string">
            <text:p>Mt. Rooster</text:p>
          </table:table-cell>
          <table:table-cell table:style-name="ce54" office:value-type="string" calcext:value-type="string">
            <text:p>¡Precipitate!</text:p>
          </table:table-cell>
          <table:table-cell table:style-name="ce49" office:value-type="string" calcext:value-type="string">
            <text:p>The Playing Railroad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49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54" office:value-type="string" calcext:value-type="string">
            <text:p>Hier Kommt die Sonne</text:p>
          </table:table-cell>
          <table:table-cell table:style-name="ce49" office:value-type="string" calcext:value-type="string">
            <text:p>Brier Flier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49" office:value-type="string" calcext:value-type="string">
            <text:p>¿…Or Is it All Just… Lunacy?</text:p>
          </table:table-cell>
          <table:table-cell table:style-name="ce51" office:value-type="string" calcext:value-type="string">
            <text:p>When I Stand Upside Down…</text:p>
          </table:table-cell>
          <table:table-cell table:style-name="ce50" office:value-type="string" calcext:value-type="string">
            <text:p>Mothership Contention</text:p>
          </table:table-cell>
          <table:table-cell table:style-name="ce56" office:value-type="string" calcext:value-type="string">
            <text:p>Don’t Make Me Bring the Gravity</text:p>
          </table:table-cell>
          <table:table-cell table:style-name="ce49" office:value-type="string" calcext:value-type="string">
            <text:p>Stop &amp; Go Space Station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49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50" office:value-type="string" calcext:value-type="string">
            <text:p>@ the Mountains o’ Madness</text:p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49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49" office:value-type="string" calcext:value-type="string">
            <text:p>Good Ship Lifestyle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49" office:value-type="string" calcext:value-type="string">
            <text:p>Cattail Trail</text:p>
          </table:table-cell>
          <table:table-cell table:style-name="ce50" office:value-type="string" calcext:value-type="string">
            <text:p>I Can Go with the Flow</text:p>
          </table:table-cell>
          <table:table-cell table:style-name="ce50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54" office:value-type="string" calcext:value-type="string">
            <text:p>Bittermilk Bridge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ewer</text:p>
          </table:table-cell>
          <table:table-cell table:style-name="ce49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49" office:value-type="string" calcext:value-type="string">
            <text:p>Boskeopolis Underground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Factory</text:p>
          </table:table-cell>
          <table:table-cell table:style-name="ce49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 office:value-type="string" calcext:value-type="string">
            <text:p>SimWalk</text:p>
          </table:table-cell>
          <table:table-cell office:value-type="string" calcext:value-type="string">
            <text:p>Warm Up</text:p>
          </table:table-cell>
          <table:table-cell table:style-name="ce50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uertoween</text:p>
          </table:table-cell>
          <table:table-cell table:style-name="ce51" office:value-type="string" calcext:value-type="string">
            <text:p>Mind Your Manors</text:p>
          </table:table-cell>
          <table:table-cell table:style-name="ce50" office:value-type="string" calcext:value-type="string">
            <text:p>Paranormal Reading</text:p>
          </table:table-cell>
          <table:table-cell table:style-name="ce54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50" office:value-type="string" calcext:value-type="string">
            <text:p>Rob Zombies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49" office:value-type="string" calcext:value-type="string">
            <text:p>The Perils o’ Being in 3D</text:p>
          </table:table-cell>
          <table:table-cell table:style-name="ce50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54" office:value-type="string" calcext:value-type="string">
            <text:p>Shelter Skelter</text:p>
          </table:table-cell>
          <table:table-cell table:style-name="ce54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40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52" office:value-type="string" calcext:value-type="string">
            <text:p>Rainbow Room 101</text:p>
          </table:table-cell>
          <table:table-cell table:style-name="ce53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53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43"/>
          <table:table-cell table:style-name="ce44" table:number-columns-repeated="5"/>
          <table:table-cell table:number-columns-repeated="2"/>
        </table:table-row>
        <table:table-row table:style-name="ro1">
          <table:table-cell table:style-name="ce44"/>
          <table:table-cell table:style-name="Default" table:number-columns-repeated="6"/>
          <table:table-cell/>
        </table:table-row>
        <table:table-row table:style-name="ro1">
          <table:table-cell table:style-name="ce43"/>
          <table:table-cell table:style-name="ce44" table:number-columns-repeated="5"/>
          <table:table-cell table:number-columns-repeated="2"/>
        </table:table-row>
        <table:table-row table:style-name="ro1">
          <table:table-cell table:style-name="ce44" table:number-columns-repeated="6"/>
          <table:table-cell table:number-columns-repeated="2"/>
        </table:table-row>
        <table:table-row table:style-name="ro1">
          <table:table-cell table:style-name="ce44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60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7:14:11.734428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2-05-09T00:14:11.148471710</dc:date>
    <meta:editing-duration>P34DT7H24M31S</meta:editing-duration>
    <meta:editing-cycles>404</meta:editing-cycles>
    <meta:generator>LibreOffice/6.4.7.2$Linux_X86_64 LibreOffice_project/40$Build-2</meta:generator>
    <meta:document-statistic meta:table-count="2" meta:cell-count="226" meta:object-count="0"/>
  </office:meta>
</office:document-meta>
</file>